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2" style:family="paragraph" style:parent-style-name="Text_20_body">
      <style:text-properties fo:background-color="#344134"/>
    </style:style>
    <style:style style:name="P3" style:family="paragraph" style:parent-style-name="Text_20_body">
      <style:text-properties officeooo:paragraph-rsid="001d0d6e"/>
    </style:style>
    <style:style style:name="P4" style:family="paragraph" style:parent-style-name="Text_20_body">
      <style:text-properties officeooo:rsid="001d0d6e" officeooo:paragraph-rsid="001d0d6e"/>
    </style:style>
    <style:style style:name="P5" style:family="paragraph" style:parent-style-name="Text_20_body">
      <style:text-properties officeooo:rsid="001ea321" officeooo:paragraph-rsid="001ea321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bold" officeooo:paragraph-rsid="001d0d6e" style:font-weight-asian="bold" style:font-weight-complex="bold"/>
    </style:style>
    <style:style style:name="P8" style:family="paragraph" style:parent-style-name="Text_20_body">
      <style:text-properties fo:font-weight="bold" officeooo:rsid="00212243" officeooo:paragraph-rsid="00212243" style:font-weight-asian="bold" style:font-weight-complex="bold"/>
    </style:style>
    <style:style style:name="P9" style:family="paragraph" style:parent-style-name="Text_20_body">
      <style:text-properties fo:font-weight="bold" officeooo:rsid="00284883" officeooo:paragraph-rsid="00284883" style:font-weight-asian="bold" style:font-weight-complex="bold"/>
    </style:style>
    <style:style style:name="P10" style:family="paragraph" style:parent-style-name="Text_20_body">
      <style:text-properties officeooo:paragraph-rsid="00236a12"/>
    </style:style>
    <style:style style:name="P11" style:family="paragraph" style:parent-style-name="Text_20_body">
      <style:text-properties officeooo:rsid="00240b38" officeooo:paragraph-rsid="00240b38"/>
    </style:style>
    <style:style style:name="P12" style:family="paragraph" style:parent-style-name="Text_20_body">
      <style:text-properties officeooo:rsid="00284883" officeooo:paragraph-rsid="00284883"/>
    </style:style>
    <style:style style:name="P13" style:family="paragraph" style:parent-style-name="Text_20_body">
      <style:paragraph-properties fo:text-align="start" style:justify-single-word="false"/>
      <style:text-properties fo:color="#000000" fo:font-size="12pt" officeooo:paragraph-rsid="00240b38" fo:background-color="#ffffff" style:font-size-asian="10.5pt" style:font-size-complex="12pt"/>
    </style:style>
    <style:style style:name="P14" style:family="paragraph" style:parent-style-name="Text_20_body">
      <style:paragraph-properties fo:text-align="end" style:justify-single-word="false"/>
    </style:style>
    <style:style style:name="P15" style:family="paragraph" style:parent-style-name="Text_20_body">
      <style:paragraph-properties fo:text-align="end" style:justify-single-word="false"/>
      <style:text-properties officeooo:rsid="002b106c" officeooo:paragraph-rsid="002b106c"/>
    </style:style>
    <style:style style:name="P16" style:family="paragraph" style:parent-style-name="Preformatted_20_Text">
      <style:text-properties fo:color="#a9b7c6" style:font-name="Bitstream Vera Sans Mono" fo:font-size="13.5pt" officeooo:paragraph-rsid="00277a37"/>
    </style:style>
    <style:style style:name="P17" style:family="paragraph" style:parent-style-name="Preformatted_20_Text">
      <style:paragraph-properties fo:margin-top="0cm" fo:margin-bottom="0.499cm" style:contextual-spacing="false" fo:background-color="#2b2b2b">
        <style:background-image/>
      </style:paragraph-properties>
      <style:text-properties fo:color="#a9b7c6"/>
    </style:style>
    <style:style style:name="P18" style:family="paragraph" style:parent-style-name="Preformatted_20_Text">
      <style:paragraph-properties fo:margin-top="0cm" fo:margin-bottom="0.499cm" style:contextual-spacing="false" fo:background-color="#2b2b2b">
        <style:background-image/>
      </style:paragraph-properties>
      <style:text-properties fo:color="#a9b7c6" style:font-name="Bitstream Vera Sans Mono" fo:font-size="13.5pt"/>
    </style:style>
    <style:style style:name="P19" style:family="paragraph" style:parent-style-name="Preformatted_20_Text">
      <style:paragraph-properties fo:margin-top="0cm" fo:margin-bottom="0.499cm" style:contextual-spacing="false" fo:background-color="#2b2b2b">
        <style:background-image/>
      </style:paragraph-properties>
      <style:text-properties fo:color="#a9b7c6" style:font-name="Bitstream Vera Sans Mono" fo:font-size="13.5pt" officeooo:paragraph-rsid="00277a37"/>
    </style:style>
    <style:style style:name="P20" style:family="paragraph" style:parent-style-name="Preformatted_20_Text">
      <style:paragraph-properties fo:margin-top="0cm" fo:margin-bottom="0.499cm" style:contextual-spacing="false" fo:background-color="#2b2b2b">
        <style:background-image/>
      </style:paragraph-properties>
      <style:text-properties fo:color="#a9b7c6" officeooo:rsid="00240b38" officeooo:paragraph-rsid="00240b38"/>
    </style:style>
    <style:style style:name="P21" style:family="paragraph" style:parent-style-name="Preformatted_20_Text">
      <style:paragraph-properties fo:margin-top="0cm" fo:margin-bottom="0.499cm" style:contextual-spacing="false" fo:background-color="#2b2b2b">
        <style:background-image/>
      </style:paragraph-properties>
      <style:text-properties fo:color="#a9b7c6" officeooo:paragraph-rsid="00240b38"/>
    </style:style>
    <style:style style:name="P22" style:family="paragraph" style:parent-style-name="Preformatted_20_Text">
      <style:paragraph-properties fo:margin-top="0cm" fo:margin-bottom="0.499cm" style:contextual-spacing="false" fo:background-color="#2b2b2b">
        <style:background-image/>
      </style:paragraph-properties>
      <style:text-properties fo:color="#a9b7c6" officeooo:paragraph-rsid="0025d006"/>
    </style:style>
    <style:style style:name="P23" style:family="paragraph" style:parent-style-name="Preformatted_20_Text">
      <style:paragraph-properties fo:margin-top="0cm" fo:margin-bottom="0.499cm" style:contextual-spacing="false" fo:background-color="#2b2b2b">
        <style:background-image/>
      </style:paragraph-properties>
      <style:text-properties fo:color="#a9b7c6" officeooo:rsid="0025d006" officeooo:paragraph-rsid="0025d006"/>
    </style:style>
    <style:style style:name="P24" style:family="paragraph" style:parent-style-name="Preformatted_20_Text">
      <style:paragraph-properties fo:margin-top="0cm" fo:margin-bottom="0.499cm" style:contextual-spacing="false" fo:background-color="#2b2b2b">
        <style:background-image/>
      </style:paragraph-properties>
      <style:text-properties fo:color="#a9b7c6" officeooo:paragraph-rsid="0026b910"/>
    </style:style>
    <style:style style:name="P25" style:family="paragraph" style:parent-style-name="Preformatted_20_Text">
      <style:paragraph-properties fo:margin-top="0cm" fo:margin-bottom="0.499cm" style:contextual-spacing="false" fo:background-color="#2b2b2b">
        <style:background-image/>
      </style:paragraph-properties>
      <style:text-properties fo:color="#a9b7c6" officeooo:paragraph-rsid="00277a37"/>
    </style:style>
    <style:style style:name="P26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27" style:family="paragraph" style:parent-style-name="Preformatted_20_Text">
      <style:paragraph-properties fo:background-color="#2b2b2b">
        <style:background-image/>
      </style:paragraph-properties>
      <style:text-properties fo:color="#a9b7c6" style:font-name="Bitstream Vera Sans Mono" fo:font-size="13.5pt"/>
    </style:style>
    <style:style style:name="P28" style:family="paragraph" style:parent-style-name="Preformatted_20_Text">
      <style:paragraph-properties fo:background-color="#2b2b2b">
        <style:background-image/>
      </style:paragraph-properties>
      <style:text-properties fo:color="#a9b7c6" style:font-name="Bitstream Vera Sans Mono" fo:font-size="13.5pt" officeooo:paragraph-rsid="00277a37"/>
    </style:style>
    <style:style style:name="P29" style:family="paragraph" style:parent-style-name="Preformatted_20_Text">
      <style:paragraph-properties fo:background-color="#2b2b2b">
        <style:background-image/>
      </style:paragraph-properties>
      <style:text-properties fo:color="#a9b7c6" officeooo:paragraph-rsid="00240b38"/>
    </style:style>
    <style:style style:name="P30" style:family="paragraph" style:parent-style-name="Preformatted_20_Text">
      <style:paragraph-properties fo:background-color="#2b2b2b">
        <style:background-image/>
      </style:paragraph-properties>
      <style:text-properties fo:color="#bbb529" style:font-name="Bitstream Vera Sans Mono" fo:font-size="13.5pt"/>
    </style:style>
    <style:style style:name="P31" style:family="paragraph" style:parent-style-name="Text_20_body">
      <style:text-properties fo:font-weight="bold" officeooo:rsid="00212243" style:font-weight-asian="bold" style:font-weight-complex="bold"/>
    </style:style>
    <style:style style:name="P32" style:family="paragraph" style:parent-style-name="Text_20_body">
      <style:text-properties officeooo:rsid="002021d3"/>
    </style:style>
    <style:style style:name="P33" style:family="paragraph" style:parent-style-name="Heading_20_1" style:master-page-name="">
      <style:paragraph-properties fo:margin-left="0cm" fo:margin-right="0cm" fo:margin-top="0.423cm" fo:margin-bottom="0.212cm" style:contextual-spacing="false" fo:text-align="center" style:justify-single-word="false" fo:text-indent="-0.801cm" style:auto-text-indent="false" style:page-number="auto" fo:keep-with-next="always"/>
    </style:style>
    <style:style style:name="P34" style:family="paragraph" style:parent-style-name="Heading_20_2">
      <style:text-properties officeooo:paragraph-rsid="00240b38"/>
    </style:style>
    <style:style style:name="P35" style:family="paragraph" style:parent-style-name="Heading_20_2">
      <style:text-properties officeooo:paragraph-rsid="002bbaa8"/>
    </style:style>
    <style:style style:name="P36" style:family="paragraph" style:parent-style-name="Preformatted_20_Text">
      <style:paragraph-properties fo:background-color="#2b2b2b">
        <style:background-image/>
      </style:paragraph-properties>
      <style:text-properties fo:color="#a9b7c6" style:font-name="Bitstream Vera Sans Mono" fo:font-size="13.5pt"/>
    </style:style>
    <style:style style:name="P37" style:family="paragraph" style:parent-style-name="Preformatted_20_Text">
      <style:paragraph-properties fo:margin-top="0cm" fo:margin-bottom="0.499cm" style:contextual-spacing="false" fo:background-color="#2b2b2b">
        <style:background-image/>
      </style:paragraph-properties>
      <style:text-properties fo:color="#a9b7c6" style:font-name="Bitstream Vera Sans Mono" fo:font-size="13.5pt" officeooo:rsid="00240b38" officeooo:paragraph-rsid="00240b38"/>
    </style:style>
    <style:style style:name="P38" style:family="paragraph" style:parent-style-name="Preformatted_20_Text">
      <style:paragraph-properties fo:margin-top="0cm" fo:margin-bottom="0.499cm" style:contextual-spacing="false" fo:background-color="#2b2b2b">
        <style:background-image/>
      </style:paragraph-properties>
      <style:text-properties fo:color="#a9b7c6" style:font-name="Bitstream Vera Sans Mono" fo:font-size="13.5pt" fo:font-weight="bold" officeooo:rsid="00240b38" officeooo:paragraph-rsid="00240b38" style:font-weight-asian="bold" style:font-weight-complex="bold"/>
    </style:style>
    <style:style style:name="P39" style:family="paragraph" style:parent-style-name="Preformatted_20_Text">
      <style:paragraph-properties fo:margin-top="0cm" fo:margin-bottom="0.499cm" style:contextual-spacing="false" fo:background-color="#2b2b2b">
        <style:background-image/>
      </style:paragraph-properties>
      <style:text-properties fo:color="#a9b7c6" style:font-name="Bitstream Vera Sans Mono" fo:font-size="13.5pt" officeooo:rsid="0025d006" officeooo:paragraph-rsid="0025d006"/>
    </style:style>
    <style:style style:name="P40" style:family="paragraph" style:parent-style-name="Preformatted_20_Text">
      <style:paragraph-properties fo:margin-top="0cm" fo:margin-bottom="0.499cm" style:contextual-spacing="false" fo:background-color="#2b2b2b">
        <style:background-image/>
      </style:paragraph-properties>
      <style:text-properties fo:color="#a9b7c6" officeooo:paragraph-rsid="002d0c69"/>
    </style:style>
    <style:style style:name="P41" style:family="paragraph" style:parent-style-name="Preformatted_20_Text">
      <style:text-properties fo:color="#a9b7c6" style:font-name="Bitstream Vera Sans Mono" fo:font-size="13.5pt" officeooo:rsid="00240b38" officeooo:paragraph-rsid="00240b38"/>
    </style:style>
    <style:style style:name="P42" style:family="paragraph" style:parent-style-name="Preformatted_20_Text">
      <style:text-properties fo:color="#a9b7c6" officeooo:paragraph-rsid="00277a37"/>
    </style:style>
    <style:style style:name="T1" style:family="text">
      <style:text-properties fo:background-color="#344134" loext:char-shading-value="0"/>
    </style:style>
    <style:style style:name="T2" style:family="text">
      <style:text-properties officeooo:rsid="001d0d6e"/>
    </style:style>
    <style:style style:name="T3" style:family="text">
      <style:text-properties officeooo:rsid="001e0b9c"/>
    </style:style>
    <style:style style:name="T4" style:family="text">
      <style:text-properties officeooo:rsid="001ea321"/>
    </style:style>
    <style:style style:name="T5" style:family="text">
      <style:text-properties officeooo:rsid="002021d3"/>
    </style:style>
    <style:style style:name="T6" style:family="text">
      <style:text-properties officeooo:rsid="00212243"/>
    </style:style>
    <style:style style:name="T7" style:family="text">
      <style:text-properties fo:color="#cc7832"/>
    </style:style>
    <style:style style:name="T8" style:family="text">
      <style:text-properties fo:color="#cc7832" style:font-name="Bitstream Vera Sans Mono" fo:font-size="13.5pt"/>
    </style:style>
    <style:style style:name="T9" style:family="text">
      <style:text-properties fo:color="#cc7832" style:font-name="Bitstream Vera Sans Mono" fo:font-size="13.5pt" officeooo:rsid="00240b38"/>
    </style:style>
    <style:style style:name="T10" style:family="text">
      <style:text-properties fo:color="#cc7832" style:font-name="Bitstream Vera Sans Mono" fo:font-size="13.5pt" fo:font-style="italic"/>
    </style:style>
    <style:style style:name="T11" style:family="text">
      <style:text-properties fo:color="#cc7832" officeooo:rsid="00277a37"/>
    </style:style>
    <style:style style:name="T12" style:family="text">
      <style:text-properties fo:color="#6a8759"/>
    </style:style>
    <style:style style:name="T13" style:family="text">
      <style:text-properties fo:color="#6a8759" style:font-name="Bitstream Vera Sans Mono" fo:font-size="13.5pt"/>
    </style:style>
    <style:style style:name="T14" style:family="text">
      <style:text-properties fo:color="#6a8759" style:font-name="Bitstream Vera Sans Mono" fo:font-size="13.5pt" officeooo:rsid="00240b38"/>
    </style:style>
    <style:style style:name="T15" style:family="text">
      <style:text-properties fo:font-style="italic"/>
    </style:style>
    <style:style style:name="T16" style:family="text">
      <style:text-properties fo:color="#9876aa" style:font-name="Bitstream Vera Sans Mono" fo:font-size="13.5pt" fo:font-style="italic"/>
    </style:style>
    <style:style style:name="T17" style:family="text">
      <style:text-properties fo:color="#9876aa" style:font-name="Bitstream Vera Sans Mono" fo:font-size="13.5pt" fo:font-style="italic" officeooo:rsid="00240b38"/>
    </style:style>
    <style:style style:name="T18" style:family="text">
      <style:text-properties style:font-name="Bitstream Vera Sans Mono" fo:font-size="13.5pt"/>
    </style:style>
    <style:style style:name="T19" style:family="text">
      <style:text-properties style:font-name="Bitstream Vera Sans Mono" fo:font-size="13.5pt" fo:font-style="italic" officeooo:rsid="00240b38"/>
    </style:style>
    <style:style style:name="T20" style:family="text">
      <style:text-properties style:font-name="Bitstream Vera Sans Mono" fo:font-size="13.5pt" officeooo:rsid="00240b38"/>
    </style:style>
    <style:style style:name="T21" style:family="text">
      <style:text-properties style:font-name="Bitstream Vera Sans Mono" fo:font-size="13.5pt" fo:font-weight="bold" officeooo:rsid="00240b38" style:font-weight-asian="bold" style:font-weight-complex="bold"/>
    </style:style>
    <style:style style:name="T22" style:family="text">
      <style:text-properties style:font-name="Bitstream Vera Sans Mono" fo:font-size="13.5pt" officeooo:rsid="0025d006"/>
    </style:style>
    <style:style style:name="T23" style:family="text">
      <style:text-properties fo:color="#6897bb" style:font-name="Bitstream Vera Sans Mono" fo:font-size="13.5pt"/>
    </style:style>
    <style:style style:name="T24" style:family="text">
      <style:text-properties fo:color="#bbb529"/>
    </style:style>
    <style:style style:name="T25" style:family="text">
      <style:text-properties fo:color="#bbb529" style:font-name="Bitstream Vera Sans Mono" fo:font-size="13.5pt"/>
    </style:style>
    <style:style style:name="T26" style:family="text">
      <style:text-properties fo:color="#ffc66d"/>
    </style:style>
    <style:style style:name="T27" style:family="text">
      <style:text-properties fo:color="#ffc66d" style:font-name="Bitstream Vera Sans Mono" fo:font-size="13.5pt"/>
    </style:style>
    <style:style style:name="T28" style:family="text">
      <style:text-properties officeooo:rsid="00277a37"/>
    </style:style>
    <style:style style:name="T29" style:family="text">
      <style:text-properties officeooo:rsid="002a3128"/>
    </style:style>
    <style:style style:name="T30" style:family="text">
      <style:text-properties fo:color="#000000" fo:background-color="#ffffff" loext:char-shading-value="0"/>
    </style:style>
    <style:style style:name="T31" style:family="text">
      <style:text-properties fo:color="#000000" fo:text-shadow="none"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"><text:span text:style-name="T29">Android</text:span>开发文档</text:h>
      <text:p text:style-name="P1"/>
      <text:h text:style-name="P34" text:outline-level="2">com.bjcathay.android.<text:span text:style-name="T30">remote 包</text:span></text:h>
      <text:p text:style-name="P13">http网络请求</text:p>
      <text:h text:style-name="Heading_20_2" text:outline-level="2"><text:span text:style-name="T30">com</text:span>.bjcathay.android.async包</text:h>
      <text:p text:style-name="Text_20_body">异步请求以及回调接口</text:p>
      <text:p text:style-name="P11">以上两个包使用方法：</text:p>
      <text:p text:style-name="P11">http网络请求初始化设置：</text:p>
      <text:p text:style-name="P29"><text:s text:c="8"/></text:p>
      <text:p text:style-name="P29"><text:span text:style-name="T20">Http.</text:span><text:span text:style-name="T19">instance</text:span><text:span text:style-name="T20">().option(HttpOption.</text:span><text:span text:style-name="T17">BASE_URL</text:span><text:span text:style-name="T9">, </text:span><text:span text:style-name="T20">ApiUrl.</text:span><text:span text:style-name="T17">HOST_URL</text:span><text:span text:style-name="T20">).</text:span><text:span text:style-name="T18">option(HttpOption.</text:span><text:span text:style-name="T16">MIME</text:span><text:span text:style-name="T8">, </text:span><text:span text:style-name="T13">"application/json"</text:span><text:span text:style-name="T18">).</text:span></text:p>
      <text:p text:style-name="P26"><text:s text:c="8"/><text:span text:style-name="T18">param(</text:span><text:span text:style-name="T13">"t"</text:span><text:span text:style-name="T8">, </text:span><text:span text:style-name="T18">token).param(</text:span><text:span text:style-name="T13">"v"</text:span><text:span text:style-name="T8">, </text:span><text:span text:style-name="T18">ApiUrl.</text:span><text:span text:style-name="T16">VERSION</text:span><text:span text:style-name="T18">).</text:span></text:p>
      <text:p text:style-name="P26"><text:s text:c="8"/><text:span text:style-name="T18">param(</text:span><text:span text:style-name="T13">"os"</text:span><text:span text:style-name="T8">, </text:span><text:span text:style-name="T18">ApiUrl.</text:span><text:span text:style-name="T16">OS</text:span><text:span text:style-name="T18">).</text:span></text:p>
      <text:p text:style-name="P26"><text:s text:c="8"/><text:span text:style-name="T18">option(HttpOption.</text:span><text:span text:style-name="T16">CONNECT_TIMEOUT</text:span><text:span text:style-name="T8">, </text:span><text:span text:style-name="T23">10000</text:span><text:span text:style-name="T18">).</text:span></text:p>
      <text:p text:style-name="P26"><text:s text:c="8"/><text:span text:style-name="T18">option(HttpOption.</text:span><text:span text:style-name="T16">READ_TIMEOUT</text:span><text:span text:style-name="T8">, </text:span><text:span text:style-name="T23">10000</text:span><text:span text:style-name="T18">).</text:span></text:p>
      <text:p text:style-name="P26"><text:s text:c="8"/><text:span text:style-name="T18">option(HttpOption.</text:span><text:span text:style-name="T16">X_Token</text:span><text:span text:style-name="T8">, </text:span><text:span text:style-name="T18">token).</text:span></text:p>
      <text:p text:style-name="P26"><text:s text:c="8"/><text:span text:style-name="T18">option(HttpOption.</text:span><text:span text:style-name="T16">X_Version</text:span><text:span text:style-name="T8">, </text:span><text:span text:style-name="T18">ApiUrl.</text:span><text:span text:style-name="T16">VERSION</text:span><text:span text:style-name="T18">).</text:span></text:p>
      <text:p text:style-name="P26"><text:s text:c="8"/><text:span text:style-name="T18">option(HttpOption.</text:span><text:span text:style-name="T16">X_OS</text:span><text:span text:style-name="T8">, </text:span><text:span text:style-name="T18">ApiUrl.</text:span><text:span text:style-name="T16">OS</text:span><text:span text:style-name="T18">).</text:span></text:p>
      <text:p text:style-name="P27">//以上为请求时所要携带的数据</text:p>
      <text:p text:style-name="P26"><text:s text:c="8"/><text:span text:style-name="T18">setContentDecoder(</text:span><text:span text:style-name="T8">new </text:span><text:span text:style-name="T18">IcontentDecoder.JSONDecoder()).//添加解析器</text:span></text:p>
      <text:p text:style-name="P24"><text:s text:c="8"/><text:span text:style-name="T18">cache(apiCache).//设置缓存形式</text:span></text:p>
      <text:p text:style-name="P24"><text:span text:style-name="T18">fallbackToCache(</text:span><text:span text:style-name="T8">true</text:span><text:span text:style-name="T18">).//设置缓存</text:span></text:p>
      <text:p text:style-name="P18">always(<text:span text:style-name="T7">new </text:span>ICallback() {</text:p>
      <text:p text:style-name="P26"><text:s text:c="4"/><text:span text:style-name="T25">@Override</text:span></text:p>
      <text:p text:style-name="P17"><text:span text:style-name="T24"><text:s text:c="4"/></text:span><text:span text:style-name="T8">public void </text:span><text:span text:style-name="T27">call</text:span><text:span text:style-name="T18">(Arguments arguments) </text:span></text:p>
      <text:p text:style-name="P17"><text:span text:style-name="T18">…............//</text:span><text:span text:style-name="T20">相关代码</text:span></text:p>
      <text:p text:style-name="P37">}</text:p>
      <text:p text:style-name="P21"><text:span text:style-name="T20">})</text:span><text:span text:style-name="T18">.start(</text:span><text:span text:style-name="T8">new </text:span><text:span text:style-name="T18">ICallback() {</text:span></text:p>
      <text:p text:style-name="P30">@Override</text:p>
      <text:p text:style-name="P18"><text:span text:style-name="T7">public void </text:span><text:span text:style-name="T26">call</text:span>(Arguments arguments) {</text:p>
      <text:p text:style-name="P20">…..............<text:span text:style-name="T18">//相关代码</text:span></text:p>
      <text:p text:style-name="P37"><text:soft-page-break/>}</text:p>
      <text:p text:style-name="P21"><text:span text:style-name="T20">})</text:span><text:span text:style-name="T18">.complete(</text:span><text:span text:style-name="T8">new </text:span><text:span text:style-name="T18">ICallback() {</text:span></text:p>
      <text:p text:style-name="P26"><text:s text:c="4"/><text:span text:style-name="T25">@Override</text:span></text:p>
      <text:p text:style-name="P17"><text:span text:style-name="T24"><text:s text:c="4"/></text:span><text:span text:style-name="T8">public void </text:span><text:span text:style-name="T27">call</text:span><text:span text:style-name="T18">(Arguments arguments) {</text:span></text:p>
      <text:p text:style-name="P20">…..............<text:span text:style-name="T18">//相关代码</text:span></text:p>
      <text:p text:style-name="P21"><text:span text:style-name="T20">}</text:span><text:span text:style-name="T21">}).</text:span><text:span text:style-name="T18">callbackExecutor(</text:span><text:span text:style-name="T8">new </text:span><text:span text:style-name="T18">LooperCallbackExecutor()).</text:span></text:p>
      <text:p text:style-name="P27">fail(<text:span text:style-name="T7">new </text:span>ICallback() {</text:p>
      <text:p text:style-name="P26"><text:s text:c="4"/><text:span text:style-name="T25">@Override</text:span></text:p>
      <text:p text:style-name="P26"><text:span text:style-name="T24"><text:s text:c="4"/></text:span><text:span text:style-name="T8">public void </text:span><text:span text:style-name="T27">call</text:span><text:span text:style-name="T18">(Arguments arguments) {</text:span></text:p>
      <text:p text:style-name="P29"><text:span text:style-name="T18">…...........//</text:span><text:span text:style-name="T20">相关代码</text:span></text:p>
      <text:p text:style-name="P26"><text:s text:c="4"/><text:span text:style-name="T18">}</text:span></text:p>
      <text:p text:style-name="P18">})<text:span text:style-name="T7">;</text:span></text:p>
      <text:p text:style-name="P38"/>
      <text:p text:style-name="P11">http请求数据：</text:p>
      <text:p text:style-name="P41"/>
      <text:p text:style-name="P22"><text:s/><text:span text:style-name="T20">Http.</text:span><text:span text:style-name="T19">instance</text:span><text:span text:style-name="T20">()</text:span></text:p>
      <text:p text:style-name="P22"><text:span text:style-name="T20">.post(ApiUrl.</text:span><text:span text:style-name="T17">SEND_CAPTCHA</text:span><text:span text:style-name="T20">)//pos</text:span><text:span text:style-name="T22">t请求 <text:s/>参数</text:span><text:span text:style-name="T17">接口URL</text:span></text:p>
      <text:p text:style-name="P22"><text:span text:style-name="T20">.param(</text:span><text:span text:style-name="T14">"phone"</text:span><text:span text:style-name="T9">,</text:span><text:span text:style-name="T20">phone).param(</text:span><text:span text:style-name="T14">"type"</text:span><text:span text:style-name="T9">,</text:span><text:span text:style-name="T20">type)//请求参数</text:span></text:p>
      <text:p text:style-name="P22"><text:span text:style-name="T20">.isCache(</text:span><text:span text:style-name="T9">false</text:span><text:span text:style-name="T20">)//设置是否缓存数据.默认为缓存数据</text:span></text:p>
      <text:p text:style-name="P22"><text:span text:style-name="T18">.run().done(</text:span><text:span text:style-name="T8">new </text:span><text:span text:style-name="T18">ICallback() {//成功回调</text:span></text:p>
      <text:p text:style-name="P26"><text:s text:c="4"/><text:span text:style-name="T25">@Override</text:span></text:p>
      <text:p text:style-name="P17"><text:span text:style-name="T24"><text:s text:c="4"/></text:span><text:span text:style-name="T8">public void </text:span><text:span text:style-name="T27">call</text:span><text:span text:style-name="T18">(Arguments arguments) {</text:span></text:p>
      <text:p text:style-name="P23">//请求成功操作</text:p>
      <text:p text:style-name="P39">}</text:p>
      <text:p text:style-name="P40"><text:span text:style-name="T22">})</text:span><text:span text:style-name="T18">.fail(</text:span><text:span text:style-name="T8">new </text:span><text:span text:style-name="T18">ICallback() {//失败回调</text:span></text:p>
      <text:p text:style-name="P26"><text:s text:c="4"/><text:span text:style-name="T25">@Override</text:span></text:p>
      <text:p text:style-name="P17"><text:span text:style-name="T24"><text:s text:c="4"/></text:span><text:span text:style-name="T8">public void </text:span><text:span text:style-name="T27">call</text:span><text:span text:style-name="T18">(Arguments arguments) {</text:span></text:p>
      <text:p text:style-name="P23">//请求失败操作</text:p>
      <text:p text:style-name="P39">}});</text:p>
      <text:p text:style-name="P11"><text:soft-page-break/></text:p>
      <text:h text:style-name="Heading_20_2" text:outline-level="2"><text:span text:style-name="T30">com</text:span>.bjcathay.android.cache 包</text:h>
      <text:p text:style-name="Text_20_body">网络缓存</text:p>
      <text:p text:style-name="Text_20_body">//以字节形式缓存</text:p>
      <text:p text:style-name="P18">DiskCache&lt;String<text:span text:style-name="T7">, byte</text:span>[]&gt; apiCache = <text:span text:style-name="T7">new </text:span>DiskCache&lt;String<text:span text:style-name="T7">, byte</text:span>[]&gt;(<text:span text:style-name="T12">"api"</text:span><text:span text:style-name="T7">, new </text:span>DiskCache.ByteArraySerialization())<text:span text:style-name="T7">;</text:span></text:p>
      <text:p text:style-name="P19"><text:span text:style-name="T7">Http</text:span><text:span text:style-name="T11">.instance().</text:span><text:span text:style-name="T28"> cache(apiCache);</text:span></text:p>
      <text:h text:style-name="P35" text:outline-level="2"><text:span text:style-name="T30">com.</text:span>bjcathay.android.json 包</text:h>
      <text:p text:style-name="P10">json解析工具（封装的Gson解析）</text:p>
      <text:p text:style-name="P10">//请求完成时解析</text:p>
      <text:p text:style-name="P28"><text:span text:style-name="T1">UserModel</text:span> userModel = JSONUtil.<text:span text:style-name="T15">load</text:span>(<text:span text:style-name="T1">UserModel</text:span>.<text:span text:style-name="T7">class, </text:span>jsonObject.optJSONObject(<text:span text:style-name="T12">"user"</text:span>))<text:span text:style-name="T7">;</text:span></text:p>
      <text:p text:style-name="P16"/>
      <text:p text:style-name="P16"/>
      <text:p text:style-name="Text_20_body">//请求时设置解析器</text:p>
      <text:p text:style-name="P25"><text:span text:style-name="T8">private static </text:span><text:span text:style-name="T18">IContentDecoder&lt;CityListModel&gt; </text:span><text:span text:style-name="T16">decoder </text:span><text:span text:style-name="T18">= </text:span><text:span text:style-name="T8">new </text:span><text:span text:style-name="T18">IContentDecoder.BeanDecoder&lt;CityListModel&gt;(</text:span> <text:span text:style-name="T18">CityListModel.</text:span><text:span text:style-name="T8">class</text:span><text:span text:style-name="T18">)</text:span><text:span text:style-name="T8">;</text:span></text:p>
      <text:p text:style-name="P25"><text:span text:style-name="T8">Http.</text:span><text:span text:style-name="T10">instance</text:span><text:span text:style-name="T8">().get(ApiUrl.</text:span><text:span text:style-name="T16">CITIES</text:span><text:span text:style-name="T8">). <text:s text:c="7"/>contentDecoder(</text:span><text:span text:style-name="T16">decoder</text:span><text:span text:style-name="T8">).isCache(true).run();</text:span></text:p>
      <text:p text:style-name="P42"><text:s/></text:p>
      <text:h text:style-name="Heading_20_2" text:outline-level="2"><text:span text:style-name="T30">com.</text:span>bjcathay.android.util 包</text:h>
      <text:p text:style-name="Text_20_body">此包封装了工具类：</text:p>
      <text:p text:style-name="P7">AppUtil：</text:p>
      <text:p text:style-name="P3">处理App有关的数据，比如当前版本的code，name，以及version</text:p>
      <text:p text:style-name="P7">BitmapUtil：</text:p>
      <text:p text:style-name="P3">处理Bitmap,<text:span text:style-name="T2">bitmap <text:s/>to <text:s/>byte , byte to bitmap , drawable to bitmap 以及按照规定大小返回Bitmap</text:span></text:p>
      <text:p text:style-name="P6">ByteUtil<text:span text:style-name="T2">：</text:span></text:p>
      <text:p text:style-name="P4">处理byte[]，byte[] 转换成对象，以及对象转换成byte[]</text:p>
      <text:p text:style-name="P31">ClassUtil：</text:p>
      <text:p text:style-name="P4">判断类是否为基本数据类型</text:p>
      <text:p text:style-name="P6">DateUtil<text:span text:style-name="T6">：</text:span></text:p>
      <text:p text:style-name="Text_20_body"><text:soft-page-break/>处理Date类型的数据<text:span text:style-name="T2">，格式化时间，时间与星期的转换。</text:span></text:p>
      <text:p text:style-name="P8">DialogUtil：</text:p>
      <text:p text:style-name="Text_20_body">Toast的封装类</text:p>
      <text:p text:style-name="P6">DimenUtil<text:span text:style-name="T6">：</text:span></text:p>
      <text:p text:style-name="Text_20_body">处理dp,<text:span text:style-name="T2">px,sp单位的数据之间转换</text:span></text:p>
      <text:p text:style-name="P6">FileUtil<text:span text:style-name="T6">：</text:span></text:p>
      <text:p text:style-name="Text_20_body">File文件类型的操作处理<text:span text:style-name="T2">，判断文件是否存在，对文件进行新建，删除，修改，读写，复制等操作。</text:span></text:p>
      <text:p text:style-name="P6">ImageUtil<text:span text:style-name="T6">：</text:span></text:p>
      <text:p text:style-name="Text_20_body">image图片处理<text:span text:style-name="T3">，图片的缩放，裁剪，格式转换。以及图片的读取，加载，保存。</text:span></text:p>
      <text:p text:style-name="P6">IOUtil<text:span text:style-name="T6">：</text:span></text:p>
      <text:p text:style-name="P5">InputStream与OutputStream流的处理</text:p>
      <text:p text:style-name="P6">Logger<text:span text:style-name="T6">：</text:span></text:p>
      <text:p text:style-name="Text_20_body">打印日志的封装类<text:span text:style-name="T4">，可以设置状态（打开/关闭）</text:span></text:p>
      <text:p text:style-name="P6">MD5Util<text:span text:style-name="T6">：</text:span></text:p>
      <text:p text:style-name="Text_20_body">MD5加密相关方法</text:p>
      <text:p text:style-name="P6">PackageUtil<text:span text:style-name="T6">：</text:span></text:p>
      <text:p text:style-name="Text_20_body">应用相关的操作<text:span text:style-name="T4">，比如调用系统安装，卸载，启动应用，获取制定应用的信息。</text:span></text:p>
      <text:p text:style-name="P6">PhoneNumberUtil<text:span text:style-name="T6">：</text:span></text:p>
      <text:p text:style-name="Text_20_body">手机电话相关操作<text:span text:style-name="T5">，手机号码格式化，拨打电话，发送短信等</text:span></text:p>
      <text:p text:style-name="P6">RuleUtil<text:span text:style-name="T6">：</text:span></text:p>
      <text:p text:style-name="P32">密码规则，以及检测密码的强度</text:p>
      <text:p text:style-name="P6">ShellUtil<text:span text:style-name="T6">：</text:span></text:p>
      <text:p text:style-name="Text_20_body">检测有无Root权限</text:p>
      <text:p text:style-name="P6">StoppableThread<text:span text:style-name="T6">：</text:span></text:p>
      <text:p text:style-name="Text_20_body">多线程同步处理</text:p>
      <text:p text:style-name="P6">StringUtil<text:span text:style-name="T6">：</text:span></text:p>
      <text:p text:style-name="Text_20_body">字符串相关的操作<text:span text:style-name="T5">，比如判断是否为空，去空格，检测是否为纯数字，文字，是否为全中文</text:span></text:p>
      <text:p text:style-name="P6">SystemUtil<text:span text:style-name="T6">：</text:span></text:p>
      <text:p text:style-name="Text_20_body">获取系统相关信息的操作<text:span text:style-name="T5">，比如开机时间，CPU信息，系统信息，以及内存信息</text:span></text:p>
      <text:p text:style-name="P6">ValidationUtil<text:span text:style-name="T6">：</text:span></text:p>
      <text:p text:style-name="Text_20_body">验证异常信息处理<text:span text:style-name="T6">（自定义异常信息），比如</text:span><text:bookmark text:name="mt28"/>输入值与数据字段的预期数据类型、范围或模式不匹配，则将发生验证异常</text:p>
      <text:h text:style-name="Heading_20_2" text:outline-level="2"><text:soft-page-break/>com.bjcathay.android.<text:span text:style-name="T31">view 包</text:span></text:h>
      <text:p text:style-name="P6">ImageViewAdapter</text:p>
      <text:p text:style-name="P12">异步加载网络图片，可设置缓存。</text:p>
      <text:p text:style-name="P9">RemoteImageView</text:p>
      <text:p text:style-name="P12">异步加载图片的ImageView</text:p>
      <text:p text:style-name="P9">//以下为使用TouchDelegate增加View的触摸范围</text:p>
      <text:p text:style-name="P6">LargeTouchableAdapter</text:p>
      <text:p text:style-name="P6">LargeTouchableButton</text:p>
      <text:p text:style-name="P6">TouchDelegateGroup</text:p>
      <text:p text:style-name="Text_20_body"/>
      <text:p text:style-name="Text_20_body"/>
      <text:p text:style-name="P2"/>
      <text:p text:style-name="Text_20_body"/>
      <text:p text:style-name="Text_20_body"/>
      <text:p text:style-name="P14">jiangm</text:p>
      <text:p text:style-name="P15">2015-11-2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 Mono" svg:font-family="'Bitstream Vera Sans Mono'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1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08:52:40.137553403</meta:creation-date>
    <dc:date>2015-11-25T09:57:13.820059648</dc:date>
    <meta:editing-duration>PT5H10M15S</meta:editing-duration>
    <meta:editing-cycles>13</meta:editing-cycles>
    <meta:generator>LibreOffice/4.2.8.2$Linux_X86_64 LibreOffice_project/420m0$Build-2</meta:generator>
    <meta:document-statistic meta:table-count="0" meta:image-count="0" meta:object-count="0" meta:page-count="5" meta:paragraph-count="122" meta:word-count="855" meta:character-count="3063" meta:non-whitespace-character-count="2840"/>
  </office:meta>
</office:document-meta>
</file>